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9123" officeooo:paragraph-rsid="000d9123"/>
    </style:style>
    <style:style style:name="P2" style:family="paragraph" style:parent-style-name="Standard">
      <style:text-properties fo:font-weight="bold" officeooo:rsid="000d9123" officeooo:paragraph-rsid="000d9123" style:font-weight-asian="bold" style:font-weight-complex="bold"/>
    </style:style>
    <style:style style:name="P3" style:family="paragraph" style:parent-style-name="Standard">
      <style:text-properties fo:font-weight="normal" officeooo:rsid="000d9123" officeooo:paragraph-rsid="000d9123" style:font-weight-asian="normal" style:font-weight-complex="normal"/>
    </style:style>
    <style:style style:name="P4" style:family="paragraph" style:parent-style-name="Standard">
      <style:text-properties fo:font-weight="normal" officeooo:rsid="000f021d" officeooo:paragraph-rsid="000f021d" style:font-weight-asian="normal" style:font-weight-complex="normal"/>
    </style:style>
    <style:style style:name="P5" style:family="paragraph" style:parent-style-name="Standard">
      <style:text-properties fo:font-weight="normal" officeooo:rsid="0010b731" officeooo:paragraph-rsid="0010b731" style:font-weight-asian="normal" style:font-weight-complex="normal"/>
    </style:style>
    <style:style style:name="T1" style:family="text">
      <style:text-properties officeooo:rsid="000f02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айл с описанием назначения классов. </text:p>
      <text:p text:style-name="P1"/>
      <text:p text:style-name="P2">obj_project </text:p>
      <text:p text:style-name="P3"><text:span text:style-name="T1">1.</text:span>Объект проекта. На данный момент позволяет создавать проекты и всё. Будут ли у него какие то ещё функции пока не понятно. </text:p>
      <text:p text:style-name="P4">2. Дополнение в этот класс будут вынесены все проверки на корректность ввода. Поэтому абстрагировать его представляется разумным.</text:p>
      <text:p text:style-name="P5">3. Новая добавка. Этот класс предназначен для полноценной работы с проектами. Не только для создания но и для дальнейшего администрирования. </text:p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0T10:54:39.051134110</meta:creation-date>
    <meta:generator>LibreOffice/6.3.3.2$Linux_X86_64 LibreOffice_project/30$Build-2</meta:generator>
    <dc:date>2020-03-20T22:32:24.718791137</dc:date>
    <meta:editing-duration>PT4M41S</meta:editing-duration>
    <meta:editing-cycles>3</meta:editing-cycles>
    <meta:document-statistic meta:table-count="0" meta:image-count="0" meta:object-count="0" meta:page-count="1" meta:paragraph-count="5" meta:word-count="64" meta:character-count="443" meta:non-whitespace-character-count="380"/>
  </office:meta>
</office:document-meta>
</file>